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paragraph-properties style:line-height-at-least="0.198in"/>
      <style:text-properties fo:color="#808080" style:font-name="Droid Sans Mono" fo:font-size="10.5pt" fo:font-weight="normal" officeooo:rsid="0016788c" officeooo:paragraph-rsid="0016788c" fo:background-color="#1e1e1e"/>
    </style:style>
    <style:style style:name="P4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5" style:family="paragraph" style:parent-style-name="Standard">
      <style:text-properties officeooo:rsid="001ce40c" officeooo:paragraph-rsid="001ce40c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1ce40c" officeooo:paragraph-rsid="001ce40c" fo:background-color="#1e1e1e"/>
    </style:style>
    <style:style style:name="T1" style:family="text">
      <style:text-properties fo:color="#808080"/>
    </style:style>
    <style:style style:name="T2" style:family="text">
      <style:text-properties fo:color="#808080" style:font-name="Droid Sans Mono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Droid Sans Mono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 fo:font-weight="normal"/>
    </style:style>
    <style:style style:name="T9" style:family="text">
      <style:text-properties style:font-name="Droid Sans Mono" fo:font-size="10.5pt" fo:font-weight="normal"/>
    </style:style>
    <style:style style:name="T10" style:family="text">
      <style:text-properties style:font-name="Droid Sans Mono" fo:font-size="10.5pt" fo:font-weight="normal" officeooo:rsid="001964b0"/>
    </style:style>
    <style:style style:name="T11" style:family="text">
      <style:text-properties style:font-name="Droid Sans Mono" fo:font-size="10.5pt" fo:font-weight="normal" officeooo:rsid="001aefdf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/>
    </style:style>
    <style:style style:name="T14" style:family="text">
      <style:text-properties fo:color="#b5cea8"/>
    </style:style>
    <style:style style:name="T15" style:family="text">
      <style:text-properties fo:color="#b5cea8" style:font-name="Droid Sans Mono" fo:font-size="10.5pt" fo:font-weight="normal"/>
    </style:style>
    <style:style style:name="T16" style:family="text">
      <style:text-properties fo:color="#c586c0" style:font-name="Droid Sans Mono" fo:font-size="10.5pt" fo:font-weight="normal"/>
    </style:style>
    <style:style style:name="T17" style:family="text">
      <style:text-properties fo:color="#6a9955" style:font-name="Droid Sans Mono" fo:font-size="10.5pt" fo:font-weight="normal"/>
    </style:style>
    <style:style style:name="T18" style:family="text">
      <style:text-properties officeooo:rsid="00183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ách lấy post type</text:p>
      <text:p text:style-name="P1"><text:span text:style-name="T1">&lt;</text:span><text:span text:style-name="T3">div</text:span> <text:span text:style-name="T5">class</text:span>=<text:span text:style-name="T7">"content-post-type"</text:span><text:span text:style-name="T1">&gt;</text:span></text:p>
      <text:p text:style-name="P2">                    <text:span text:style-name="T4">&lt;?php</text:span><text:span text:style-name="T9"> </text:span><text:span text:style-name="T6">$args</text:span><text:span text:style-name="T9"> = </text:span><text:span text:style-name="T13">array</text:span><text:span text:style-name="T9">(</text:span></text:p>
      <text:p text:style-name="P2">                        <text:span text:style-name="T8">'post_type'</text:span><text:span text:style-name="T9"> =&gt; </text:span><text:span text:style-name="T8">'testimonials'</text:span><text:span text:style-name="T9">,</text:span></text:p>
      <text:p text:style-name="P2">                        <text:span text:style-name="T8">'orderby'</text:span><text:span text:style-name="T9">    =&gt; </text:span><text:span text:style-name="T8">'date'</text:span><text:span text:style-name="T9">,</text:span></text:p>
      <text:p text:style-name="P2">                        <text:span text:style-name="T8">'post_status'</text:span><text:span text:style-name="T9"> =&gt; </text:span><text:span text:style-name="T8">'publish'</text:span><text:span text:style-name="T9">,</text:span></text:p>
      <text:p text:style-name="P2">                        <text:span text:style-name="T8">"posts_per_page"</text:span><text:span text:style-name="T9"> =&gt; </text:span><text:span text:style-name="T15">1</text:span><text:span text:style-name="T9">, <text:s/>//</text:span><text:span text:style-name="T10">nếu là cate thì sửa lại number</text:span></text:p>
      <text:p text:style-name="P2">                        <text:span text:style-name="T8">'order'</text:span><text:span text:style-name="T9">    =&gt; </text:span><text:span text:style-name="T8">'DESC'</text:span><text:span text:style-name="T9">,</text:span></text:p>
      <text:p text:style-name="P2">                        <text:span text:style-name="T8">"paged"</text:span><text:span text:style-name="T9">=&gt;</text:span><text:span text:style-name="T6">$paged</text:span><text:span text:style-name="T9">,// </text:span><text:span text:style-name="T11">phân trang</text:span></text:p>
      <text:p text:style-name="P2">                        <text:span text:style-name="T9">);</text:span></text:p>
      <text:p text:style-name="P2">                    <text:span text:style-name="T6">$Testimonials</text:span><text:span text:style-name="T9"> = </text:span><text:span text:style-name="T13">get_posts</text:span><text:span text:style-name="T9">(</text:span><text:span text:style-name="T6">$args</text:span><text:span text:style-name="T9">);</text:span></text:p>
      <text:p text:style-name="P2">                    <text:span text:style-name="T16">foreach</text:span><text:span text:style-name="T9">(</text:span><text:span text:style-name="T6">$Testimonials</text:span><text:span text:style-name="T9"> as </text:span><text:span text:style-name="T6">$key</text:span><text:span text:style-name="T9">=&gt;</text:span><text:span text:style-name="T6">$Testimonials</text:span><text:span text:style-name="T9">){</text:span></text:p>
      <text:p text:style-name="P2">                        <text:span text:style-name="T17">//var_dump($post);// hien thi toan bo nhung gia trij ma bai post co</text:span></text:p>
      <text:p text:style-name="P2">                        <text:span text:style-name="T6">$title</text:span><text:span text:style-name="T9"> = </text:span><text:span text:style-name="T13">get_field</text:span><text:span text:style-name="T9">(</text:span><text:span text:style-name="T8">'title'</text:span><text:span text:style-name="T9">,</text:span><text:span text:style-name="T6">$Testimonials</text:span><text:span text:style-name="T9">);</text:span></text:p>
      <text:p text:style-name="P2">                        <text:span text:style-name="T4">?&gt;</text:span></text:p>
      <text:p text:style-name="P2">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log-post--content"</text:span><text:span text:style-name="T2">&gt;</text:span></text:p>
      <text:p text:style-name="P2">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l-left"</text:span><text:span text:style-name="T2">&gt;</text:span></text:p>
      <text:p text:style-name="P2">                                <text:span text:style-name="T2">&lt;</text:span><text:span text:style-name="T4">h4</text:span><text:span text:style-name="T9"> </text:span><text:span text:style-name="T6">class</text:span><text:span text:style-name="T9">=</text:span><text:span text:style-name="T8">"title-h4 sec-testimonials--title"</text:span><text:span text:style-name="T2">&gt;</text:span></text:p>
      <text:p text:style-name="P2">                                    <text:span text:style-name="T4">&lt;?php</text:span><text:span text:style-name="T9"> </text:span><text:span text:style-name="T13">echo</text:span><text:span text:style-name="T9"> </text:span><text:span text:style-name="T6">$title</text:span><text:span text:style-name="T9">?</text:span><text:span text:style-name="T6">$title</text:span><text:span text:style-name="T9">: </text:span><text:span text:style-name="T6">$Testimonials</text:span><text:span text:style-name="T9">-&gt;</text:span><text:span text:style-name="T6">post_title</text:span><text:span text:style-name="T9">; </text:span><text:span text:style-name="T4">?&gt;</text:span><text:span text:style-name="T9"> </text:span></text:p>
      <text:p text:style-name="P2">                                <text:span text:style-name="T2">&lt;/</text:span><text:span text:style-name="T4">h4</text:span><text:span text:style-name="T2">&gt;</text:span></text:p>
      <text:p text:style-name="P2">                            <text:span text:style-name="T2">&lt;/</text:span><text:span text:style-name="T4">div</text:span><text:span text:style-name="T2">&gt;</text:span></text:p>
      <text:p text:style-name="P2">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l-right"</text:span><text:span text:style-name="T2">&gt;</text:span></text:p>
      <text:p text:style-name="P2">                            <text:span text:style-name="T4">&lt;?php</text:span><text:span text:style-name="T9">   </text:span></text:p>
      <text:p text:style-name="P2">                                <text:span text:style-name="T6">$GroupPostType</text:span><text:span text:style-name="T9"> = </text:span><text:span text:style-name="T13">get_field</text:span><text:span text:style-name="T9">(</text:span><text:span text:style-name="T8">'group_post_type'</text:span><text:span text:style-name="T9">,</text:span><text:span text:style-name="T6">$Testimonials</text:span><text:span text:style-name="T9">);</text:span></text:p>
      <text:p text:style-name="P2">                                <text:span text:style-name="T6">$i</text:span><text:span text:style-name="T9"> = </text:span><text:span text:style-name="T15">0</text:span><text:span text:style-name="T9">;</text:span></text:p>
      <text:p text:style-name="P2">                                    <text:span text:style-name="T16">foreach</text:span><text:span text:style-name="T9">(</text:span><text:span text:style-name="T6">$GroupPostType</text:span><text:span text:style-name="T9"> as </text:span><text:span text:style-name="T6">$item</text:span><text:span text:style-name="T9">):</text:span></text:p>
      <text:p text:style-name="P2">                                        <text:span text:style-name="T6">$i</text:span><text:span text:style-name="T9">++;</text:span></text:p>
      <text:p text:style-name="P2">                                        <text:span text:style-name="T6">$GroupContent</text:span><text:span text:style-name="T9"> = </text:span><text:span text:style-name="T6">$item</text:span><text:span text:style-name="T9">[</text:span><text:span text:style-name="T8">'group_content'</text:span><text:span text:style-name="T9">];</text:span></text:p>
      <text:p text:style-name="P2">                                        <text:span text:style-name="T4">?&gt;</text:span></text:p>
      <text:p text:style-name="P2">            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post-content-</text:span><text:span text:style-name="T4">&lt;?php</text:span><text:span text:style-name="T9"> </text:span><text:span text:style-name="T13">echo</text:span><text:span text:style-name="T9"> </text:span><text:span text:style-name="T6">$i</text:span><text:span text:style-name="T9">;</text:span><text:span text:style-name="T4">?&gt;</text:span><text:span text:style-name="T8">"</text:span><text:span text:style-name="T2">&gt;</text:span></text:p>
      <text:p text:style-name="P2">                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description"</text:span><text:span text:style-name="T2">&gt;</text:span></text:p>
      <text:p text:style-name="P2">                                                <text:span text:style-name="T4">&lt;?php</text:span><text:span text:style-name="T9"> </text:span><text:span text:style-name="T13">echo</text:span><text:span text:style-name="T9"> </text:span><text:span text:style-name="T6">$GroupContent</text:span><text:span text:style-name="T9">[</text:span><text:span text:style-name="T8">'description'</text:span><text:span text:style-name="T9">];</text:span><text:span text:style-name="T4">?&gt;</text:span></text:p>
      <text:p text:style-name="P2">                                            <text:span text:style-name="T2">&lt;/</text:span><text:span text:style-name="T4">div</text:span><text:span text:style-name="T2">&gt;</text:span></text:p>
      <text:p text:style-name="P2">                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name-writer"</text:span><text:span text:style-name="T2">&gt;</text:span><text:span text:style-name="T4">&lt;?php</text:span><text:span text:style-name="T9"> </text:span><text:span text:style-name="T13">echo</text:span><text:span text:style-name="T9"> </text:span><text:span text:style-name="T6">$GroupContent</text:span><text:span text:style-name="T9">[</text:span><text:span text:style-name="T8">'name_writer'</text:span><text:span text:style-name="T9">]; </text:span><text:span text:style-name="T4">?&gt;</text:span><text:span text:style-name="T2">&lt;/</text:span><text:span text:style-name="T4">div</text:span><text:span text:style-name="T2">&gt;</text:span></text:p>
      <text:p text:style-name="P2">                                        <text:span text:style-name="T2">&lt;/</text:span><text:span text:style-name="T4">div</text:span><text:span text:style-name="T2">&gt;</text:span></text:p>
      <text:p text:style-name="P2">                                    <text:span text:style-name="T4">&lt;?php</text:span><text:span text:style-name="T9">   </text:span></text:p>
      <text:p text:style-name="P2">                                    <text:span text:style-name="T16">endforeach</text:span><text:span text:style-name="T9">;</text:span></text:p>
      <text:p text:style-name="P2">                                <text:span text:style-name="T4">?&gt;</text:span></text:p>
      <text:p text:style-name="P2">                            <text:span text:style-name="T2">&lt;/</text:span><text:span text:style-name="T4">div</text:span><text:span text:style-name="T2">&gt;</text:span></text:p>
      <text:p text:style-name="P2">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slider-arrows slider-arrows--our-story"</text:span><text:span text:style-name="T2">&gt;</text:span></text:p>
      <text:p text:style-name="P2">                                <text:span text:style-name="T2">&lt;</text:span><text:span text:style-name="T4">button</text:span><text:span text:style-name="T9"> </text:span><text:span text:style-name="T6">class</text:span><text:span text:style-name="T9">=</text:span><text:span text:style-name="T8">"pre"</text:span><text:span text:style-name="T2">&gt;&lt;</text:span><text:span text:style-name="T4">i</text:span><text:span text:style-name="T9"> </text:span><text:span text:style-name="T6">class</text:span><text:span text:style-name="T9">=</text:span><text:span text:style-name="T8">"fas fa-angle-left"</text:span><text:span text:style-name="T2">&gt;&lt;/</text:span><text:span text:style-name="T4">i</text:span><text:span text:style-name="T2">&gt;&lt;/</text:span><text:span text:style-name="T4">button</text:span><text:span text:style-name="T2">&gt;</text:span></text:p>
      <text:p text:style-name="P2">                                <text:span text:style-name="T2">&lt;</text:span><text:span text:style-name="T4">button</text:span><text:span text:style-name="T9"> </text:span><text:span text:style-name="T6">class</text:span><text:span text:style-name="T9">=</text:span><text:span text:style-name="T8">"next"</text:span><text:span text:style-name="T2">&gt;&lt;</text:span><text:span text:style-name="T4">i</text:span><text:span text:style-name="T9"> </text:span><text:span text:style-name="T6">class</text:span><text:span text:style-name="T9">=</text:span><text:span text:style-name="T8">"fas fa-angle-right"</text:span><text:span text:style-name="T2">&gt;&lt;/</text:span><text:span text:style-name="T4">i</text:span><text:span text:style-name="T2">&gt;&lt;/</text:span><text:span text:style-name="T4">button</text:span><text:span text:style-name="T2">&gt;</text:span></text:p>
      <text:p text:style-name="P2">                            <text:span text:style-name="T2">&lt;/</text:span><text:span text:style-name="T4">div</text:span><text:span text:style-name="T2">&gt;</text:span></text:p>
      <text:p text:style-name="P2">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slider-dots lider-dots--our-story"</text:span><text:span text:style-name="T2">&gt;</text:span></text:p>
      <text:p text:style-name="P2">                                <text:span text:style-name="T2">&lt;</text:span><text:span text:style-name="T4">span</text:span><text:span text:style-name="T9"> </text:span><text:span text:style-name="T6">class</text:span><text:span text:style-name="T9">=</text:span><text:span text:style-name="T8">"c-dots"</text:span><text:span text:style-name="T2">&gt;&lt;/</text:span><text:span text:style-name="T4">span</text:span><text:span text:style-name="T2">&gt;</text:span></text:p>
      <text:p text:style-name="P2">                            <text:span text:style-name="T2">&lt;/</text:span><text:span text:style-name="T4">div</text:span><text:span text:style-name="T2">&gt;</text:span></text:p>
      <text:p text:style-name="P2"><text:soft-page-break/>                        <text:span text:style-name="T2">&lt;/</text:span><text:span text:style-name="T4">div</text:span><text:span text:style-name="T2">&gt;</text:span></text:p>
      <text:p text:style-name="P2">                    <text:span text:style-name="T4">&lt;?php</text:span></text:p>
      <text:p text:style-name="P2">                    <text:span text:style-name="T9">}</text:span></text:p>
      <text:p text:style-name="P2">                <text:span text:style-name="T4">?&gt;</text:span></text:p>
      <text:p text:style-name="P2">            <text:span text:style-name="T2">&lt;/</text:span><text:span text:style-name="T4">div</text:span><text:span text:style-name="T2">&gt;</text:span></text:p>
      <text:p text:style-name="P2">        <text:span text:style-name="T2">&lt;/</text:span><text:span text:style-name="T4">div</text:span><text:span text:style-name="T2">&gt;</text:span></text:p>
      <text:p text:style-name="P2">    <text:span text:style-name="T2">&lt;/</text:span><text:span text:style-name="T4">section</text:span><text:span text:style-name="T2">&gt;</text:span></text:p>
      <text:p text:style-name="P2">    <text:span text:style-name="T2">&lt;</text:span><text:span text:style-name="T4">section</text:span><text:span text:style-name="T9"> </text:span><text:span text:style-name="T6">class</text:span><text:span text:style-name="T9">=</text:span><text:span text:style-name="T8">"section sec-our-work-culture"</text:span><text:span text:style-name="T2">&gt;</text:span></text:p>
      <text:p text:style-name="P2">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l-header-banner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</text:span><text:span text:style-name="T4">&lt;?php</text:span><text:span text:style-name="T9"> </text:span><text:span text:style-name="T13">echo</text:span><text:span text:style-name="T9"> </text:span><text:span text:style-name="T13">get_field</text:span><text:span text:style-name="T9">(</text:span><text:span text:style-name="T8">'section_our_work'</text:span><text:span text:style-name="T9">,</text:span><text:span text:style-name="T6">$id</text:span><text:span text:style-name="T9">)[</text:span><text:span text:style-name="T8">'image_top'</text:span><text:span text:style-name="T9">][</text:span><text:span text:style-name="T8">'url'</text:span><text:span text:style-name="T9">]; </text:span><text:span text:style-name="T4">?&gt;</text:span><text:span text:style-name="T8">"</text:span><text:span text:style-name="T9"> </text:span><text:span text:style-name="T6">alt</text:span><text:span text:style-name="T9">=</text:span><text:span text:style-name="T8">"image-banner"</text:span><text:span text:style-name="T2">&gt;</text:span></text:p>
      <text:p text:style-name="P2">        <text:span text:style-name="T2">&lt;/</text:span><text:span text:style-name="T4">div</text:span><text:span text:style-name="T2">&gt;</text:span></text:p>
      <text:p text:style-name="P2">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ntainer"</text:span><text:span text:style-name="T2">&gt;</text:span></text:p>
      <text:p text:style-name="P2">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ntent"</text:span><text:span text:style-name="T2">&gt;</text:span></text:p>
      <text:p text:style-name="P2">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l-header"</text:span><text:span text:style-name="T2">&gt;</text:span></text:p>
      <text:p text:style-name="P2">                    <text:span text:style-name="T2">&lt;</text:span><text:span text:style-name="T4">h4</text:span><text:span text:style-name="T9"> </text:span><text:span text:style-name="T6">class</text:span><text:span text:style-name="T9">=</text:span><text:span text:style-name="T8">"title-h4 sec-our-work-culture--title"</text:span><text:span text:style-name="T2">&gt;</text:span><text:span text:style-name="T4">&lt;?php</text:span><text:span text:style-name="T9">  </text:span><text:span text:style-name="T13">echo</text:span><text:span text:style-name="T9"> </text:span><text:span text:style-name="T13">get_field</text:span><text:span text:style-name="T9">(</text:span><text:span text:style-name="T8">'section_our_work'</text:span><text:span text:style-name="T9">,</text:span><text:span text:style-name="T6">$id</text:span><text:span text:style-name="T9">)[</text:span><text:span text:style-name="T8">'group_content'</text:span><text:span text:style-name="T9">][</text:span><text:span text:style-name="T8">'title'</text:span><text:span text:style-name="T9">]; </text:span><text:span text:style-name="T4">?&gt;</text:span><text:span text:style-name="T2">&lt;/</text:span><text:span text:style-name="T4">h4</text:span><text:span text:style-name="T2">&gt;</text:span></text:p>
      <text:p text:style-name="P2">                <text:span text:style-name="T2">&lt;/</text:span><text:span text:style-name="T4">div</text:span><text:span text:style-name="T2">&gt;</text:span></text:p>
      <text:p text:style-name="P2">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l-body"</text:span><text:span text:style-name="T2">&gt;</text:span></text:p>
      <text:p text:style-name="P2">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nt-text"</text:span><text:span text:style-name="T2">&gt;</text:span></text:p>
      <text:p text:style-name="P2">                        <text:span text:style-name="T4">&lt;?php</text:span><text:span text:style-name="T9"> </text:span><text:span text:style-name="T6">$SecOurWork</text:span><text:span text:style-name="T9"> = </text:span><text:span text:style-name="T13">get_field</text:span><text:span text:style-name="T9">(</text:span><text:span text:style-name="T8">'section_our_work'</text:span><text:span text:style-name="T9">,</text:span><text:span text:style-name="T6">$id</text:span><text:span text:style-name="T9">); </text:span><text:span text:style-name="T4">?&gt;</text:span></text:p>
      <text:p text:style-name="P2">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description"</text:span><text:span text:style-name="T2">&gt;</text:span><text:span text:style-name="T4">&lt;?php</text:span><text:span text:style-name="T9">  </text:span><text:span text:style-name="T13">echo</text:span><text:span text:style-name="T9"> </text:span><text:span text:style-name="T6">$SecOurWork</text:span><text:span text:style-name="T9">[</text:span><text:span text:style-name="T8">'group_content'</text:span><text:span text:style-name="T9">][</text:span><text:span text:style-name="T8">'description'</text:span><text:span text:style-name="T9">]; </text:span><text:span text:style-name="T4">?&gt;</text:span><text:span text:style-name="T2">&lt;/</text:span><text:span text:style-name="T4">div</text:span><text:span text:style-name="T2">&gt;</text:span></text:p>
      <text:p text:style-name="P2">            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</text:span><text:span text:style-name="T4">&lt;?php</text:span><text:span text:style-name="T9">  </text:span><text:span text:style-name="T13">echo</text:span><text:span text:style-name="T9"> </text:span><text:span text:style-name="T6">$SecOurWork</text:span><text:span text:style-name="T9">[</text:span><text:span text:style-name="T8">'group_content'</text:span><text:span text:style-name="T9">][</text:span><text:span text:style-name="T8">'link_access'</text:span><text:span text:style-name="T9">][</text:span><text:span text:style-name="T8">'url'</text:span><text:span text:style-name="T9">]; </text:span><text:span text:style-name="T4">?&gt;</text:span><text:span text:style-name="T8">"</text:span><text:span text:style-name="T9"> </text:span><text:span text:style-name="T6">class</text:span><text:span text:style-name="T9">=</text:span><text:span text:style-name="T8">"sec-link--learn-more-about-our-work"</text:span><text:span text:style-name="T2">&gt;</text:span></text:p>
      <text:p text:style-name="P2">                            <text:span text:style-name="T4">&lt;?php</text:span><text:span text:style-name="T9">  </text:span><text:span text:style-name="T13">echo</text:span><text:span text:style-name="T9"> </text:span><text:span text:style-name="T6">$SecOurWork</text:span><text:span text:style-name="T9">[</text:span><text:span text:style-name="T8">'group_content'</text:span><text:span text:style-name="T9">][</text:span><text:span text:style-name="T8">'link_access'</text:span><text:span text:style-name="T9">][</text:span><text:span text:style-name="T8">'title'</text:span><text:span text:style-name="T9">]; </text:span><text:span text:style-name="T4">?&gt;</text:span></text:p>
      <text:p text:style-name="P2">                        <text:span text:style-name="T2">&lt;/</text:span><text:span text:style-name="T4">a</text:span><text:span text:style-name="T2">&gt;</text:span></text:p>
      <text:p text:style-name="P2">                    <text:span text:style-name="T2">&lt;/</text:span><text:span text:style-name="T4">div</text:span><text:span text:style-name="T2">&gt;</text:span></text:p>
      <text:p text:style-name="P2">                <text:span text:style-name="T2">&lt;/</text:span><text:span text:style-name="T4">div</text:span><text:span text:style-name="T2">&gt;</text:span></text:p>
      <text:p text:style-name="P2">            <text:span text:style-name="T2">&lt;/</text:span><text:span text:style-name="T4">div</text:span><text:span text:style-name="T2">&gt;</text:span></text:p>
      <text:p text:style-name="P2">        <text:span text:style-name="T2">&lt;/</text:span><text:span text:style-name="T4">div</text:span><text:span text:style-name="T2">&gt;</text:span></text:p>
      <text:p text:style-name="Standard"/>
      <text:p text:style-name="Standard"/>
      <text:p text:style-name="Standard">//<text:span text:style-name="T18">cách mới</text:span></text:p>
      <text:p text:style-name="P4">&lt;?php</text:p>
      <text:p text:style-name="P2">                            <text:span text:style-name="T6">$args</text:span><text:span text:style-name="T9"> = </text:span><text:span text:style-name="T13">array</text:span><text:span text:style-name="T9">(</text:span></text:p>
      <text:p text:style-name="P2">                                <text:span text:style-name="T8">'post_type'</text:span><text:span text:style-name="T9">=&gt; </text:span><text:span text:style-name="T8">'social-network'</text:span><text:span text:style-name="T9">,</text:span></text:p>
      <text:p text:style-name="P2">                                <text:span text:style-name="T8">'post_status'</text:span><text:span text:style-name="T9"> =&gt; </text:span><text:span text:style-name="T8">'publish'</text:span><text:span text:style-name="T9">,</text:span></text:p>
      <text:p text:style-name="P2">                                <text:span text:style-name="T8">'posts_per_page'</text:span><text:span text:style-name="T9">=&gt; </text:span><text:span text:style-name="T15">9</text:span><text:span text:style-name="T9">,</text:span></text:p>
      <text:p text:style-name="P2">                                <text:span text:style-name="T8">'orderby'</text:span><text:span text:style-name="T9">    =&gt; </text:span><text:span text:style-name="T8">'id'</text:span><text:span text:style-name="T9">,                       </text:span></text:p>
      <text:p text:style-name="P2">                                <text:span text:style-name="T8">'order'</text:span><text:span text:style-name="T9"> =&gt; </text:span><text:span text:style-name="T8">'ASC'</text:span><text:span text:style-name="T9">,</text:span></text:p>
      <text:p text:style-name="P2">                                <text:span text:style-name="T8">'paged'</text:span><text:span text:style-name="T9">=&gt;</text:span><text:span text:style-name="T6">$paged</text:span><text:span text:style-name="T9">,</text:span></text:p>
      <text:p text:style-name="P2">                            <text:span text:style-name="T9">);</text:span></text:p>
      <text:p text:style-name="P2">                        <text:span text:style-name="T6">$Social_network</text:span><text:span text:style-name="T9"> = </text:span><text:span text:style-name="T13">get_posts</text:span><text:span text:style-name="T9">(</text:span><text:span text:style-name="T6">$args</text:span><text:span text:style-name="T9">);</text:span></text:p>
      <text:p text:style-name="P2">                        <text:span text:style-name="T17">// var_dump($Social_network);</text:span></text:p>
      <text:p text:style-name="P2">                        <text:span text:style-name="T16">foreach</text:span><text:span text:style-name="T9">(</text:span><text:span text:style-name="T6">$Social_network</text:span><text:span text:style-name="T9"> as </text:span><text:span text:style-name="T6">$social_networks</text:span><text:span text:style-name="T9">):</text:span></text:p>
      <text:p text:style-name="P2">                            <text:span text:style-name="T4">?&gt;</text:span></text:p>
      <text:p text:style-name="P2"><text:soft-page-break/>                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social_menu"</text:span><text:span text:style-name="T2">&gt;</text:span></text:p>
      <text:p text:style-name="P2">                    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</text:span><text:span text:style-name="T4">&lt;?php</text:span><text:span text:style-name="T9"> </text:span><text:span text:style-name="T13">echo</text:span><text:span text:style-name="T9"> </text:span><text:span text:style-name="T13">get_field</text:span><text:span text:style-name="T9">(</text:span><text:span text:style-name="T8">'link'</text:span><text:span text:style-name="T9">,</text:span><text:span text:style-name="T6">$social_networks</text:span><text:span text:style-name="T9">)?</text:span><text:span text:style-name="T13">get_field</text:span><text:span text:style-name="T9">(</text:span><text:span text:style-name="T8">'link'</text:span><text:span text:style-name="T9">,</text:span><text:span text:style-name="T6">$social_networks</text:span><text:span text:style-name="T9">):</text:span><text:span text:style-name="T8">""</text:span><text:span text:style-name="T9">;</text:span><text:span text:style-name="T4">?&gt;</text:span><text:span text:style-name="T8">"</text:span><text:span text:style-name="T2">&gt;</text:span></text:p>
      <text:p text:style-name="P2">                                    <text:span text:style-name="T4">&lt;?php</text:span><text:span text:style-name="T9"> </text:span><text:span text:style-name="T13">echo</text:span><text:span text:style-name="T9"> </text:span><text:span text:style-name="T13">get_field</text:span><text:span text:style-name="T9">(</text:span><text:span text:style-name="T8">'icon'</text:span><text:span text:style-name="T9">,</text:span><text:span text:style-name="T6">$social_networks</text:span><text:span text:style-name="T9">)?</text:span><text:span text:style-name="T13">get_field</text:span><text:span text:style-name="T9">(</text:span><text:span text:style-name="T8">'icon'</text:span><text:span text:style-name="T9">,</text:span><text:span text:style-name="T6">$social_networks</text:span><text:span text:style-name="T9">):</text:span><text:span text:style-name="T8">""</text:span><text:span text:style-name="T4">?&gt;</text:span></text:p>
      <text:p text:style-name="P2">                                <text:span text:style-name="T2">&lt;/</text:span><text:span text:style-name="T4">a</text:span><text:span text:style-name="T2">&gt;</text:span></text:p>
      <text:p text:style-name="P2">                            <text:span text:style-name="T2">&lt;/</text:span><text:span text:style-name="T4">div</text:span><text:span text:style-name="T2">&gt;</text:span><text:span text:style-name="T9">    </text:span></text:p>
      <text:p text:style-name="P2">                        <text:span text:style-name="T4">&lt;?php</text:span></text:p>
      <text:p text:style-name="P2">                        <text:span text:style-name="T16">endforeach</text:span><text:span text:style-name="T9">;</text:span></text:p>
      <text:p text:style-name="P2">                        <text:span text:style-name="T4">?&gt;</text:span></text:p>
      <text:p text:style-name="Standard"/>
      <text:p text:style-name="Standard"/>
      <text:p text:style-name="Standard"/>
      <text:p text:style-name="P5">cách lấy taxaonomy:</text:p>
      <text:p text:style-name="P7"><text:span text:style-name="T5">$args</text:span> = <text:span text:style-name="T12">array</text:span>(</text:p>
      <text:p text:style-name="P1"><text:span text:style-name="T7">'post_type'</text:span>=&gt; <text:span text:style-name="T7">'our-work'</text:span>,</text:p>
      <text:p text:style-name="P1"><text:span text:style-name="T7">'parent'</text:span>=&gt;<text:span text:style-name="T12">get_query_var</text:span>(<text:span text:style-name="T7">'cat'</text:span>),</text:p>
      <text:p text:style-name="P1"><text:span text:style-name="T7">'orderby'</text:span> =&gt; <text:span text:style-name="T7">'date'</text:span>,</text:p>
      <text:p text:style-name="P1"><text:span text:style-name="T7">'order'</text:span> =&gt; <text:span text:style-name="T7">'DESC'</text:span>,</text:p>
      <text:p text:style-name="P1"><text:span text:style-name="T7">'post_status'</text:span> =&gt; <text:span text:style-name="T7">'publish'</text:span>,</text:p>
      <text:p text:style-name="P1"><text:span text:style-name="T7">'number'</text:span>=&gt; <text:span text:style-name="T14">5</text:span>,</text:p>
      <text:p text:style-name="P1">);</text:p>
      <text:p text:style-name="P1"><text:span text:style-name="T5">$terms</text:span> = <text:span text:style-name="T12">get_terms</text:span>(<text:span text:style-name="T7">'categories-our-work'</text:span> , <text:span text:style-name="T5">$args</text:span>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42:41.489570086</meta:creation-date>
    <dc:date>2019-11-15T13:55:40.234988159</dc:date>
    <meta:editing-duration>PT11H23M1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3" meta:paragraph-count="105" meta:word-count="264" meta:character-count="5220" meta:non-whitespace-character-count="2663"/>
  </office:meta>
</office:document-meta>
</file>